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3"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8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 office:value-type="float" office:value="1530" calcext:value-type="float">
            <text:p>1530</text:p>
          </table:table-cell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6:30:17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16T01:11:49.553000000</dc:date>
    <meta:editing-duration>P54DT18H30M20S</meta:editing-duration>
    <meta:editing-cycles>79</meta:editing-cycles>
    <meta:generator>LibreOffice/7.0.3.1$Windows_X86_64 LibreOffice_project/d7547858d014d4cf69878db179d326fc3483e082</meta:generator>
    <meta:document-statistic meta:table-count="4" meta:cell-count="1390" meta:object-count="0"/>
  </office:meta>
</office:document-meta>
</file>